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officeooo:rsid="00160922"/>
    </style:style>
    <style:style style:name="T2" style:family="text">
      <style:text-properties officeooo:rsid="00161747"/>
    </style:style>
    <style:style style:name="T3" style:family="text">
      <style:text-properties officeooo:rsid="00186b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troduction.<text:line-break/>Mikael Pratama Kristyawicaksono (S1241079).<text:line-break/><text:span text:style-name="T3">20170223-1042-GMT+2</text:span>.</text:h>
      <text:p text:style-name="P1">Ideally, doing an observation for social experiment should not require the experimenter to set up an artificial environment, unless it is meant to. The problem with traditional method of social data gathering is that the technologies used to leverage the process make the observation less natural. Moreover, the process is not scalable for multiple instances of data gathering. Specifically for naturalistic kind of observation, the most ideal practice is to keep the environment as it is as well as having an ubiquitous data gathering tools. However, this situation is contrary to the distance between the observation object and experimenter and the data gathering tools. There are two sensible solutions for this problem, the first one is for both or either the experimenter and the tools to be blended into the environment naturally. Or, to have both or either them to be outside of the observation environment.</text:p>
      <text:p text:style-name="P1">With, nowadays, everything can be connected to the Internet, it is simple to build tools to observe social interaction from any part on the world. Now the problem lies on how to make the tools fused together into the environment. For making such a ubiquitous technology, I set my spotlight on developing a wearable social sensor, of which the main goal of this project.</text:p>
      <text:p text:style-name="P1">There are two main inspirations for this project. The first one is Sociometric Badge and the other one is Rhythm Badge. Historically, Sociometric Badge is the latest attempt to create an augmented name tag that is used in busy teamwork oriented place like in an office space. The Sociometric Badge looks back into 1992’s Active Badge from Olivetti Research as its inspiration. After through DIY - approach iterations, the Sociometric Badge now is trying to set off as the first commercialized wearable device to enhance how people interact to each other.</text:p>
      <text:p text:style-name="P1">Since the original Sociometric Badge went commercial, there are little to no documentation available for the Sociometric Badge. This suggests the main motivation for Rhythm Badge. Rhythm Badge is an open solution to Sociometric Badge. There are codes, schematics, and documentation available. However, looking at Rhythm Badge project repository the methods and tools used to produce a Rhythm Badge are not common. Rhythm Badge uses .... And based on Google Trends these tools that Rhythm Badge uses sits in ... search queries. I initially feel that I am the only one that do not know anything about the tools mentioned. But with low search queries from Google Trends, the components and the tools those are used to make Rhythm Badge are indeed unpopular choices.</text:p>
      <text:p text:style-name="P1">Then, problem is according to ... people that usually wants to do social observation is not fond of electronics and programming. Hence, in case they want to leverage their social observation with such tool like Rhythm Badge, they need to find another person that has experiences with the components and the tools those are used to make Rhythm Badge. Considering the low search queries from Google Trends, finding such person would be an uneasy task.</text:p>
      <text:p text:style-name="P1"><text:soft-page-break/>This project is set to please both makers and those who wants to do social observation in closed group. The scenario is <text:span text:style-name="T1">that </text:span>for both makers and the social observant to work together to make a tool similar to Sociometric Badge. With regard to the Rhythm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observant <text:span text:style-name="T2">that can easily</text:span> be tweaked based on their needs.</text:p>
      <text:p text:style-name="P1">Structure<text:span text:style-name="T3">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86ba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2</text:page-number> - Chapter 1: Introduction.<text:line-break/>Mikael Pratama Kristyawicaksono (S1241079).<text:line-break/><text:span text:style-name="MT1">20170223-1042-G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02:35:15.052922670</meta:creation-date>
    <dc:date>2017-03-12T23:06:09.582870417</dc:date>
    <meta:editing-duration>PT32M40S</meta:editing-duration>
    <meta:editing-cycles>3</meta:editing-cycles>
    <meta:generator>LibreOffice/5.1.6.2$Linux_X86_64 LibreOffice_project/10m0$Build-2</meta:generator>
    <meta:document-statistic meta:table-count="0" meta:image-count="0" meta:object-count="0" meta:page-count="2" meta:paragraph-count="9" meta:word-count="629" meta:character-count="3850" meta:non-whitespace-character-count="3230"/>
  </office:meta>
</office:document-meta>
</file>